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69f" officeooo:paragraph-rsid="0011e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21:49.714063905</meta:creation-date>
    <dc:date>2018-10-16T08:22:22.523735985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6.2$Linux_X86_64 LibreOffice_project/00m0$Build-2</meta:generator>
  </office:meta>
</office:document-meta>
</file>